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9.89541666666667cm"/>
    </style:style>
    <style:style style:name="co4" style:family="table-column">
      <style:table-column-properties fo:break-before="auto" style:column-width="8.20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MAGG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29">
            <text:p>PERIODO DI RIFERIMENTO MAGGIO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0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.9166666666667" table:style-name="ce11">
            <text:p>3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5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5.090909090909101" table:style-name="ce11">
            <text:p>2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3.774999999999999" table:style-name="ce11">
            <text:p>24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.5" table:style-name="ce11">
            <text:p>2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.625" table:style-name="ce11">
            <text:p>50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7.3333333333333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1875" table:style-name="ce15">
            <text:p>30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538461538461501" table:style-name="ce15">
            <text:p>2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68627450980401" table:style-name="ce15">
            <text:p>26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26315789473699" table:style-name="ce15">
            <text:p>3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678571428571399" table:style-name="ce15">
            <text:p>2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85234899328898" table:style-name="ce15">
            <text:p>28</text:p>
          </table:table-cell>
          <table:table-cell office:value-type="float" office:value="149" table:style-name="ce16">
            <text:p>14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6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.4444444444444402" table:style-name="ce11">
            <text:p>4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.2631578947368" table:style-name="ce11">
            <text:p>17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66417910447799" table:style-name="ce15">
            <text:p>26</text:p>
          </table:table-cell>
          <table:table-cell office:value-type="float" office:value="268" table:style-name="ce16">
            <text:p>26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161290322581" table:style-name="ce15">
            <text:p>31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162454873646197" table:style-name="ce11">
            <text:p>32</text:p>
          </table:table-cell>
          <table:table-cell office:value-type="float" office:value="277" table:style-name="ce12">
            <text:p>27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9.42857142857099" table:style-name="ce11">
            <text:p>23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3636363636363602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625" table:style-name="ce15">
            <text:p>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489361702127701" table:style-name="ce15">
            <text:p>5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8135593220339" table:style-name="ce15">
            <text:p>21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59.6666666666667" table:style-name="ce11">
            <text:p>6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64102564102601" table:style-name="ce15">
            <text:p>26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9" table:style-name="ce15">
            <text:p>10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1" table:style-name="ce15">
            <text:p>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0535714285714306" table:style-name="ce15">
            <text:p>9</text:p>
          </table:table-cell>
          <table:table-cell office:value-type="float" office:value="112" table:style-name="ce16">
            <text:p>1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25" table:style-name="ce15">
            <text:p>16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0681818181818201" table:style-name="ce15">
            <text:p>7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3333333333333" table:style-name="ce15">
            <text:p>25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846153846153801" table:style-name="ce11">
            <text:p>1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552631578947398" table:style-name="ce15">
            <text:p>48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8571428571428603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161290322580598" table:style-name="ce15">
            <text:p>70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30434782608701" table:style-name="ce15">
            <text:p>12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11111111111101" table:style-name="ce15">
            <text:p>12</text:p>
          </table:table-cell>
          <table:table-cell office:value-type="float" office:value="90" table:style-name="ce16">
            <text:p>9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28571428571429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0.5" table:style-name="ce11">
            <text:p>18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4.967213114754" table:style-name="ce15">
            <text:p>195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53846153846199" table:style-name="ce15">
            <text:p>1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1428571428571" table:style-name="ce11">
            <text:p>1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555555555555598" table:style-name="ce15">
            <text:p>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7647058823529402" table:style-name="ce11">
            <text:p>6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66666666666699" table:style-name="ce15">
            <text:p>1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783783783784" table:style-name="ce15">
            <text:p>13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9.3076923076923102" table:style-name="ce11">
            <text:p>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571428571429" table:style-name="ce15">
            <text:p>1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770700636943" table:style-name="ce15">
            <text:p>17</text:p>
          </table:table-cell>
          <table:table-cell office:value-type="float" office:value="157" table:style-name="ce16">
            <text:p>15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7777777777778" table:style-name="ce15">
            <text:p>1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9583333333333" table:style-name="ce15">
            <text:p>37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984375" table:style-name="ce15">
            <text:p>3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232876712328803" table:style-name="ce15">
            <text:p>51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3.4" table:style-name="ce11">
            <text:p>3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714285714285701" table:style-name="ce15">
            <text:p>2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655172413793103" table:style-name="ce15">
            <text:p>42</text:p>
          </table:table-cell>
          <table:table-cell office:value-type="float" office:value="116" table:style-name="ce16">
            <text:p>1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25" table:style-name="ce11">
            <text:p>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4736842105263204" table:style-name="ce15">
            <text:p>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674698795180706" table:style-name="ce15">
            <text:p>9</text:p>
          </table:table-cell>
          <table:table-cell office:value-type="float" office:value="166" table:style-name="ce16">
            <text:p>16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2666666666666702" table:style-name="ce11">
            <text:p>5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4285714285714297" table:style-name="ce15">
            <text:p>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7058823529411802" table:style-name="ce15">
            <text:p>7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833333333333" table:style-name="ce15">
            <text:p>1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" table:style-name="ce15">
            <text:p>20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8333333333333304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61538461538499" table:style-name="ce15">
            <text:p>2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2222222222222197" table:style-name="ce11">
            <text:p>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2222222222222" table:style-name="ce15">
            <text:p>5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99999999999999" table:style-name="ce15">
            <text:p>1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3157894736842106" table:style-name="ce11">
            <text:p>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8125" table:style-name="ce15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513513513513509" table:style-name="ce15">
            <text:p>8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generale</text:p>
          </table:table-cell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8" table:style-name="ce15">
            <text:p>4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7" table:style-name="ce15">
            <text:p>51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4.8" table:style-name="ce15">
            <text:p>8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1388888888889" table:style-name="ce15">
            <text:p>61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945</text:p>
          </table:table-cell>
          <table:table-cell office:value-type="string" table:style-name="ce10">
            <text:p>LEGATURA DELLE EMORROID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23</text:p>
          </table:table-cell>
          <table:table-cell office:value-type="string" table:style-name="ce10">
            <text:p>RIMOZIONE DI UNGHIA, MATRICE UNGUEALE O PLICA UNGUE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3.5" table:style-name="ce11">
            <text:p>7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27</text:p>
          </table:table-cell>
          <table:table-cell office:value-type="string" table:style-name="ce10">
            <text:p>CURETTAGE DI UNGHIA, MATRICE UNGUEALE O PLICA UNGUE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85714285714299" table:style-name="ce15">
            <text:p>24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1666666666667" table:style-name="ce11">
            <text:p>2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935483870967701" table:style-name="ce15">
            <text:p>43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4285714285714297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0.7" table:style-name="ce11">
            <text:p>81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916666666667" table:style-name="ce15">
            <text:p>1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6.8" table:style-name="ce11">
            <text:p>8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9166666666667" table:style-name="ce15">
            <text:p>3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2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" table:style-name="ce15">
            <text:p>11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555555555556" table:style-name="ce15">
            <text:p>1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4" table:style-name="ce15">
            <text:p>3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" table:style-name="ce15">
            <text:p>39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9444444444444402" table:style-name="ce11">
            <text:p>8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9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35294117647101" table:style-name="ce15">
            <text:p>14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538461538461502" table:style-name="ce15">
            <text:p>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7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25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625" table:style-name="ce15">
            <text:p>1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03125" table:style-name="ce11">
            <text:p>7</text:p>
          </table:table-cell>
          <table:table-cell office:value-type="float" office:value="64" table:style-name="ce12">
            <text:p>6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78571428571429" table:style-name="ce11">
            <text:p>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maxillo facciale</text:p>
          </table:table-cell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1.5" table:style-name="ce11">
            <text:p>20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703</text:p>
          </table:table-cell>
          <table:table-cell office:value-type="string" table:style-name="ce10">
            <text:p>TRATTAMENTO ORTODONTICO CON APPARECCHI ORTOPEDICO FUN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8888888888889" table:style-name="ce11">
            <text:p>4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1.333333333333" table:style-name="ce11">
            <text:p>19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804545454545497" table:style-name="ce15">
            <text:p>41</text:p>
          </table:table-cell>
          <table:table-cell office:value-type="float" office:value="220" table:style-name="ce16">
            <text:p>2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1666666666666696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952380952380999" table:style-name="ce15">
            <text:p>2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657534246575" table:style-name="ce15">
            <text:p>21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" table:style-name="ce11">
            <text:p>5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580645161290301" table:style-name="ce11">
            <text:p>13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6666666666667" table:style-name="ce11">
            <text:p>2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71428571428601" table:style-name="ce15">
            <text:p>19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592592592592604" table:style-name="ce11">
            <text:p>7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6666666666667" table:style-name="ce15">
            <text:p>4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87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9375" table:style-name="ce15">
            <text:p>11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9583333333333" table:style-name="ce11">
            <text:p>32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727272727272702" table:style-name="ce11">
            <text:p>2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Dermatologia</text:p>
          </table:table-cell>
          <table:table-cell office:value-type="string" table:style-name="ce10">
            <text:p>6411</text:p>
          </table:table-cell>
          <table:table-cell office:value-type="string" table:style-name="ce10">
            <text:p>BIOPSIA DEL PE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261904761904798" table:style-name="ce11">
            <text:p>31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1.5" table:style-name="ce11">
            <text:p>6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.466666666666697" table:style-name="ce11">
            <text:p>49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0625" table:style-name="ce15">
            <text:p>34</text:p>
          </table:table-cell>
          <table:table-cell office:value-type="float" office:value="128" table:style-name="ce16">
            <text:p>12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" table:style-name="ce15">
            <text:p>2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.5555555555556" table:style-name="ce11">
            <text:p>2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2.454545454545499" table:style-name="ce11">
            <text:p>22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1.807692307692299" table:style-name="ce11">
            <text:p>62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575757575757599" table:style-name="ce11">
            <text:p>19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4.108108108108098" table:style-name="ce11">
            <text:p>54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914285714285697" table:style-name="ce15">
            <text:p>44</text:p>
          </table:table-cell>
          <table:table-cell office:value-type="float" office:value="315" table:style-name="ce16">
            <text:p>31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75" table:style-name="ce15">
            <text:p>1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139240506329" table:style-name="ce15">
            <text:p>26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63636363636399" table:style-name="ce15">
            <text:p>24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6.28571428571429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75" table:style-name="ce15">
            <text:p>1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29411764705898" table:style-name="ce15">
            <text:p>19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555555555556" table:style-name="ce15">
            <text:p>3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43956043955999" table:style-name="ce15">
            <text:p>10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.4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846153846153797" table:style-name="ce15">
            <text:p>3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55932203389798" table:style-name="ce15">
            <text:p>29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2615384615385" table:style-name="ce11">
            <text:p>11</text:p>
          </table:table-cell>
          <table:table-cell office:value-type="float" office:value="65" table:style-name="ce12">
            <text:p>6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88461538461499" table:style-name="ce15">
            <text:p>13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8797814207702" table:style-name="ce15">
            <text:p>26</text:p>
          </table:table-cell>
          <table:table-cell office:value-type="float" office:value="183" table:style-name="ce16">
            <text:p>18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647058823529398" table:style-name="ce15">
            <text:p>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0984</text:p>
          </table:table-cell>
          <table:table-cell office:value-type="string" table:style-name="ce10">
            <text:p>MICETI IN CAMPIONI BIOLOGICI DIVERSI ESAME COLTURAL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466666666666701" table:style-name="ce11">
            <text:p>22</text:p>
          </table:table-cell>
          <table:table-cell office:value-type="float" office:value="600" table:style-name="ce12">
            <text:p>60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007352941176499" table:style-name="ce15">
            <text:p>33</text:p>
          </table:table-cell>
          <table:table-cell office:value-type="float" office:value="136" table:style-name="ce16">
            <text:p>13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0.75" table:style-name="ce11">
            <text:p>5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78" table:style-name="ce12">
            <text:p>7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Gastroenterologia</text:p>
          </table:table-cell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333333333333" table:style-name="ce15">
            <text:p>1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222222222222197" table:style-name="ce11">
            <text:p>7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03389830508499" table:style-name="ce15">
            <text:p>36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4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" table:style-name="ce15">
            <text:p>1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5666666666667" table:style-name="ce11">
            <text:p>12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9166666666667" table:style-name="ce15">
            <text:p>27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692307692307701" table:style-name="ce15">
            <text:p>4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2" table:style-name="ce15">
            <text:p>1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8333333333333299" table:style-name="ce11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2777777777777803" table:style-name="ce11">
            <text:p>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551724137930997" table:style-name="ce15">
            <text:p>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8.8333333333333" table:style-name="ce11">
            <text:p>69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5.67619047618999" table:style-name="ce15">
            <text:p>156</text:p>
          </table:table-cell>
          <table:table-cell office:value-type="float" office:value="210" table:style-name="ce16">
            <text:p>2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75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9649122807018" table:style-name="ce15">
            <text:p>23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0.375" table:style-name="ce15">
            <text:p>4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311111111111103" table:style-name="ce15">
            <text:p>61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2307692307692" table:style-name="ce11">
            <text:p>11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4" table:style-name="ce15">
            <text:p>2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602941176470601" table:style-name="ce15">
            <text:p>53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.4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339" table:style-name="ce16">
            <text:p>33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597014925373102" table:style-name="ce15">
            <text:p>81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7.983050847457605" table:style-name="ce11">
            <text:p>68</text:p>
          </table:table-cell>
          <table:table-cell office:value-type="float" office:value="59" table:style-name="ce12">
            <text:p>5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9909909909909906" table:style-name="ce11">
            <text:p>9</text:p>
          </table:table-cell>
          <table:table-cell office:value-type="float" office:value="111" table:style-name="ce12">
            <text:p>1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125" table:style-name="ce15">
            <text:p>71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0.75384615384601" table:style-name="ce15">
            <text:p>161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0.402707275804" table:style-name="ce15">
            <text:p>130</text:p>
          </table:table-cell>
          <table:table-cell office:value-type="float" office:value="591" table:style-name="ce16">
            <text:p>59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4.05" table:style-name="ce11">
            <text:p>8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.8333333333333299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538461538461501" table:style-name="ce15">
            <text:p>1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035714285714299" table:style-name="ce15">
            <text:p>25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5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4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2" table:style-name="ce15">
            <text:p>6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71428571428601" table:style-name="ce15">
            <text:p>2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78571428571429" table:style-name="ce11">
            <text:p>10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8.8333333333333" table:style-name="ce15">
            <text:p>5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387096774193594" table:style-name="ce15">
            <text:p>81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2.5" table:style-name="ce11">
            <text:p>6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3.3" table:style-name="ce11">
            <text:p>73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5.726235741444899" table:style-name="ce11">
            <text:p>26</text:p>
          </table:table-cell>
          <table:table-cell office:value-type="float" office:value="263" table:style-name="ce12">
            <text:p>26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4.785714285714306" table:style-name="ce11">
            <text:p>85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83.121212121212096" table:style-name="ce11">
            <text:p>83</text:p>
          </table:table-cell>
          <table:table-cell office:value-type="float" office:value="69" table:style-name="ce12">
            <text:p>6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8.28125" table:style-name="ce11">
            <text:p>68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9" table:style-name="ce11">
            <text:p>19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3.549222797927" table:style-name="ce11">
            <text:p>104</text:p>
          </table:table-cell>
          <table:table-cell office:value-type="float" office:value="195" table:style-name="ce12">
            <text:p>19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9931506849315" table:style-name="ce15">
            <text:p>44</text:p>
          </table:table-cell>
          <table:table-cell office:value-type="float" office:value="146" table:style-name="ce16">
            <text:p>14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generale</text:p>
          </table:table-cell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6" table:style-name="ce11">
            <text:p>8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0" table:style-name="ce11">
            <text:p>60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6.8888888888889" table:style-name="ce11">
            <text:p>3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2.103896103896105" table:style-name="ce11">
            <text:p>82</text:p>
          </table:table-cell>
          <table:table-cell office:value-type="float" office:value="154" table:style-name="ce12">
            <text:p>15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8.1666666666667" table:style-name="ce15">
            <text:p>7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9.528455284553" table:style-name="ce15">
            <text:p>110</text:p>
          </table:table-cell>
          <table:table-cell office:value-type="float" office:value="123" table:style-name="ce16">
            <text:p>12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71428571428571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38356164383599" table:style-name="ce15">
            <text:p>18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5" table:style-name="ce15">
            <text:p>2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04761904761902" table:style-name="ce15">
            <text:p>3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2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9.8888888888889" table:style-name="ce11">
            <text:p>2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909090909090899" table:style-name="ce15">
            <text:p>3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93220338983102" table:style-name="ce15">
            <text:p>30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2682926829268304" table:style-name="ce11">
            <text:p>9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19718309859202" table:style-name="ce15">
            <text:p>33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666666666667" table:style-name="ce15">
            <text:p>1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9230769230769198" table:style-name="ce15">
            <text:p>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75" table:style-name="ce11">
            <text:p>3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34</text:p>
          </table:table-cell>
          <table:table-cell office:value-type="string" table:style-name="ce10">
            <text:p>STUDIO DEL REFLUSSO VESCICO-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529411764705896" table:style-name="ce15">
            <text:p>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09090909090899" table:style-name="ce15">
            <text:p>1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4285714285714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6666666666666701" table:style-name="ce11">
            <text:p>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825396825397" table:style-name="ce15">
            <text:p>15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85</text:p>
          </table:table-cell>
          <table:table-cell office:value-type="string" table:style-name="ce10">
            <text:p>SCINTIGRAFIA GLOBALE CORPOREA CON TRACCIANTI IMMUNOLOGICI E RECETT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2307692307692" table:style-name="ce11">
            <text:p>1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5" table:style-name="ce15">
            <text:p>5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258333333333297" table:style-name="ce15">
            <text:p>43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.4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8888888888888902" table:style-name="ce15">
            <text:p>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sportiva</text:p>
          </table:table-cell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.9589041095890396" table:style-name="ce11">
            <text:p>6</text:p>
          </table:table-cell>
          <table:table-cell office:value-type="float" office:value="73" table:style-name="ce12">
            <text:p>7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.9589041095890396" table:style-name="ce11">
            <text:p>6</text:p>
          </table:table-cell>
          <table:table-cell office:value-type="float" office:value="73" table:style-name="ce12">
            <text:p>7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1666666666667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5063291139240498" table:style-name="ce11">
            <text:p>7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5063291139240498" table:style-name="ce11">
            <text:p>7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CAL DI LONGONE AL SEGRIN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6" table:style-name="ce11">
            <text:p>1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8888888888888902" table:style-name="ce11">
            <text:p>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4427480916031" table:style-name="ce15">
            <text:p>47</text:p>
          </table:table-cell>
          <table:table-cell office:value-type="float" office:value="131" table:style-name="ce16">
            <text:p>13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4285714285714297" table:style-name="ce11">
            <text:p>7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333333333333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7575757575758" table:style-name="ce15">
            <text:p>5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62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6206896551724101" table:style-name="ce11">
            <text:p>4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6875" table:style-name="ce11">
            <text:p>7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urochirur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2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211538461538503" table:style-name="ce15">
            <text:p>46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8666666666666698" table:style-name="ce11">
            <text:p>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714285714286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790697674419" table:style-name="ce15">
            <text:p>11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7.272727272727" table:style-name="ce11">
            <text:p>117</text:p>
          </table:table-cell>
          <table:table-cell office:value-type="float" office:value="88" table:style-name="ce12">
            <text:p>8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4" table:style-name="ce11">
            <text:p>1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9.5" table:style-name="ce11">
            <text:p>6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8000000000000007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9090909090909101" table:style-name="ce15">
            <text:p>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888888888889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857142857143" table:style-name="ce15">
            <text:p>1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9.529411764705898" table:style-name="ce11">
            <text:p>30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166666666667" table:style-name="ce15">
            <text:p>2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7894736842105301" table:style-name="ce11">
            <text:p>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25" table:style-name="ce15">
            <text:p>1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4" table:style-name="ce15">
            <text:p>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1052631578947398" table:style-name="ce11">
            <text:p>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49999999999999" table:style-name="ce15">
            <text:p>17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011764705882399" table:style-name="ce15">
            <text:p>29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3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7.071428571428601" table:style-name="ce11">
            <text:p>1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7.1111111111111" table:style-name="ce11">
            <text:p>7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9.739130434782602" table:style-name="ce11">
            <text:p>4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28947368421099" table:style-name="ce15">
            <text:p>15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35294117647101" table:style-name="ce15">
            <text:p>36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26086956521699" table:style-name="ce15">
            <text:p>15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2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91</text:p>
          </table:table-cell>
          <table:table-cell office:value-type="string" table:style-name="ce10">
            <text:p>ELETTROENCEFALOGRAMM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345454545454501" table:style-name="ce15">
            <text:p>45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5" table:style-name="ce11">
            <text:p>43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7368421052632" table:style-name="ce15">
            <text:p>1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31632653061201" table:style-name="ce15">
            <text:p>13</text:p>
          </table:table-cell>
          <table:table-cell office:value-type="float" office:value="196" table:style-name="ce16">
            <text:p>19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.7368421052632" table:style-name="ce11">
            <text:p>1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770833333333" table:style-name="ce15">
            <text:p>12</text:p>
          </table:table-cell>
          <table:table-cell office:value-type="float" office:value="192" table:style-name="ce16">
            <text:p>19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7.5" table:style-name="ce11">
            <text:p>9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3.961538461538503" table:style-name="ce11">
            <text:p>5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12</text:p>
          </table:table-cell>
          <table:table-cell office:value-type="string" table:style-name="ce10">
            <text:p>SOMMINISTRAZIONE DI TEST DI DETERIORAMENTO O SVILUPPO INTELLETT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4" table:style-name="ce11">
            <text:p>1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6.0555555555556" table:style-name="ce11">
            <text:p>56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0.21428571428601" table:style-name="ce11">
            <text:p>100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651162790697697" table:style-name="ce11">
            <text:p>44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7" table:style-name="ce11">
            <text:p>10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4.285714285714299" table:style-name="ce11">
            <text:p>44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7" table:style-name="ce11">
            <text:p>10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.105263157894697" table:style-name="ce11">
            <text:p>49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23</text:p>
          </table:table-cell>
          <table:table-cell office:value-type="string" table:style-name="ce10">
            <text:p>POTENZIALI EVOCATI VISIVI <text:s/>(VEP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.1666666666667" table:style-name="ce11">
            <text:p>3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8888888888889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125" table:style-name="ce11">
            <text:p>1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327868852458998" table:style-name="ce11">
            <text:p>45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7.742857142857098" table:style-name="ce11">
            <text:p>48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99999999999999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76470588235301" table:style-name="ce15">
            <text:p>22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.125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900990099009903" table:style-name="ce15">
            <text:p>38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620689655172399" table:style-name="ce15">
            <text:p>85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4285714285714" table:style-name="ce15">
            <text:p>1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52173913043499" table:style-name="ce15">
            <text:p>19</text:p>
          </table:table-cell>
          <table:table-cell office:value-type="float" office:value="115" table:style-name="ce16">
            <text:p>1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2.6666666666667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3333333333333" table:style-name="ce15">
            <text:p>4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5" table:style-name="ce15">
            <text:p>3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125" table:style-name="ce15">
            <text:p>5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2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7692307692307701" table:style-name="ce15">
            <text:p>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151079136691" table:style-name="ce15">
            <text:p>26</text:p>
          </table:table-cell>
          <table:table-cell office:value-type="float" office:value="139" table:style-name="ce16">
            <text:p>13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0.5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093023255814" table:style-name="ce15">
            <text:p>25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" table:style-name="ce15">
            <text:p>3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79.65217391304401" table:style-name="ce11">
            <text:p>280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33333333333297" table:style-name="ce15">
            <text:p>39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6.857142857142904" table:style-name="ce11">
            <text:p>8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506329113924096" table:style-name="ce15">
            <text:p>72</text:p>
          </table:table-cell>
          <table:table-cell office:value-type="float" office:value="237" table:style-name="ce16">
            <text:p>23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" table:style-name="ce15">
            <text:p>4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2" table:style-name="ce11">
            <text:p>2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051282051282101" table:style-name="ce15">
            <text:p>32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08474576271201" table:style-name="ce15">
            <text:p>27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1111111111111" table:style-name="ce11">
            <text:p>1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.3888888888889" table:style-name="ce11">
            <text:p>28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829268292683" table:style-name="ce15">
            <text:p>22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8" table:style-name="ce11">
            <text:p>20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607142857142897" table:style-name="ce15">
            <text:p>4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06060606060602" table:style-name="ce15">
            <text:p>33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092</text:p>
          </table:table-cell>
          <table:table-cell office:value-type="string" table:style-name="ce10">
            <text:p>ESOFTALMOMET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.2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.756862745098005" table:style-name="ce15">
            <text:p>97</text:p>
          </table:table-cell>
          <table:table-cell office:value-type="float" office:value="255" table:style-name="ce16">
            <text:p>25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1111111111111" table:style-name="ce15">
            <text:p>8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6" table:style-name="ce11">
            <text:p>10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625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5818181818182" table:style-name="ce11">
            <text:p>46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321428571428598" table:style-name="ce15">
            <text:p>49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9" table:style-name="ce11">
            <text:p>7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.2222222222222" table:style-name="ce11">
            <text:p>7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35</text:p>
          </table:table-cell>
          <table:table-cell office:value-type="string" table:style-name="ce10">
            <text:p>TRAINING ORTOT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5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4.75" table:style-name="ce11">
            <text:p>6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714285714285701" table:style-name="ce11">
            <text:p>2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4.3333333333333" table:style-name="ce11">
            <text:p>7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6.7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542857142857098" table:style-name="ce11">
            <text:p>25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9.68" table:style-name="ce11">
            <text:p>60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.521739130434799" table:style-name="ce11">
            <text:p>29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1" table:style-name="ce11">
            <text:p>9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491</text:p>
          </table:table-cell>
          <table:table-cell office:value-type="string" table:style-name="ce10">
            <text:p>ALTRA RIPARAZIONE DENTARI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1" table:style-name="ce11">
            <text:p>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391</text:p>
          </table:table-cell>
          <table:table-cell office:value-type="string" table:style-name="ce10">
            <text:p>LEVIGATURA DELLE RADIC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7" table:style-name="ce11">
            <text:p>9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.571428571428601" table:style-name="ce11">
            <text:p>2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0.5" table:style-name="ce11">
            <text:p>4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2" table:style-name="ce11">
            <text:p>9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4.25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7.2" table:style-name="ce11">
            <text:p>4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888888888889" table:style-name="ce15">
            <text:p>2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80851063829799" table:style-name="ce15">
            <text:p>23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57894736842099" table:style-name="ce15">
            <text:p>1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4.3333333333333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61538461538499" table:style-name="ce15">
            <text:p>2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272727272727302" table:style-name="ce15">
            <text:p>9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346153846153801" table:style-name="ce11">
            <text:p>28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571428571428601" table:style-name="ce15">
            <text:p>7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1" table:style-name="ce15">
            <text:p>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40540540540499" table:style-name="ce15">
            <text:p>13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.818181818181799" table:style-name="ce11">
            <text:p>5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8.6666666666667" table:style-name="ce11">
            <text:p>7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972</text:p>
          </table:table-cell>
          <table:table-cell office:value-type="string" table:style-name="ce10">
            <text:p>TRATTAMENTI PER APPLICAZIONE DI PROTESI RIMOVIBI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0.33974358974399" table:style-name="ce11">
            <text:p>130</text:p>
          </table:table-cell>
          <table:table-cell office:value-type="float" office:value="156" table:style-name="ce12">
            <text:p>15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2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34146341463399" table:style-name="ce15">
            <text:p>14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5" table:style-name="ce11">
            <text:p>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rtopedia e traumatologia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91836734693899" table:style-name="ce15">
            <text:p>16</text:p>
          </table:table-cell>
          <table:table-cell office:value-type="float" office:value="196" table:style-name="ce16">
            <text:p>19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692307692308" table:style-name="ce15">
            <text:p>15</text:p>
          </table:table-cell>
          <table:table-cell office:value-type="float" office:value="78" table:style-name="ce16">
            <text:p>7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95967741935502" table:style-name="ce15">
            <text:p>29</text:p>
          </table:table-cell>
          <table:table-cell office:value-type="float" office:value="248" table:style-name="ce16">
            <text:p>24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8333333333333" table:style-name="ce11">
            <text:p>1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70967741935502" table:style-name="ce15">
            <text:p>21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793650793651" table:style-name="ce15">
            <text:p>22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333333333333" table:style-name="ce15">
            <text:p>20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615384615384601" table:style-name="ce11">
            <text:p>1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266666666666701" table:style-name="ce15">
            <text:p>2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074074074074105" table:style-name="ce15">
            <text:p>72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913043478260899" table:style-name="ce11">
            <text:p>17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8333333333333299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1764705882352899" table:style-name="ce11">
            <text:p>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546875" table:style-name="ce11">
            <text:p>17</text:p>
          </table:table-cell>
          <table:table-cell office:value-type="float" office:value="64" table:style-name="ce12">
            <text:p>6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349206349206298" table:style-name="ce11">
            <text:p>28</text:p>
          </table:table-cell>
          <table:table-cell office:value-type="float" office:value="63" table:style-name="ce12">
            <text:p>6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61538461538499" table:style-name="ce15">
            <text:p>2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67191</text:p>
          </table:table-cell>
          <table:table-cell office:value-type="string" table:style-name="ce10">
            <text:p>BIOPSIA MIRATA <text:s/>DELLA PORTIO A GUIDA COLPOSCOP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6732</text:p>
          </table:table-cell>
          <table:table-cell office:value-type="string" table:style-name="ce10">
            <text:p>CAUTERIZZAZIONE DEL COLLO UTERI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952380952380899" table:style-name="ce15">
            <text:p>4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68161</text:p>
          </table:table-cell>
          <table:table-cell office:value-type="string" table:style-name="ce10">
            <text:p>BIOPSIA DEL CORPO UTERI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1.2" table:style-name="ce11">
            <text:p>3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56521739130402" table:style-name="ce15">
            <text:p>34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71301</text:p>
          </table:table-cell>
          <table:table-cell office:value-type="string" table:style-name="ce10">
            <text:p>ASPORTAZIONE CONDILOMI VULVARI E <text:s/>PERINE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8571428571428603" table:style-name="ce11">
            <text:p>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967741935483897" table:style-name="ce11">
            <text:p>5</text:p>
          </table:table-cell>
          <table:table-cell office:value-type="float" office:value="62" table:style-name="ce12">
            <text:p>6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3888888888889" table:style-name="ce11">
            <text:p>12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04" table:style-name="ce15">
            <text:p>40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56680161943301" table:style-name="ce15">
            <text:p>21</text:p>
          </table:table-cell>
          <table:table-cell office:value-type="float" office:value="494" table:style-name="ce16">
            <text:p>49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80412371134021" table:style-name="ce11">
            <text:p>4</text:p>
          </table:table-cell>
          <table:table-cell office:value-type="float" office:value="97" table:style-name="ce12">
            <text:p>9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" table:style-name="ce15">
            <text:p>3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1" table:style-name="ce11">
            <text:p>7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.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.6666666666667" table:style-name="ce15">
            <text:p>6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5" table:style-name="ce15">
            <text:p>67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25" table:style-name="ce11">
            <text:p>1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3.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357142857142897" table:style-name="ce15">
            <text:p>5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8" table:style-name="ce15">
            <text:p>2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27722772277197" table:style-name="ce15">
            <text:p>39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2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777777777778" table:style-name="ce15">
            <text:p>1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7" table:style-name="ce15">
            <text:p>11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0379746835443" table:style-name="ce11">
            <text:p>11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.8" table:style-name="ce11">
            <text:p>5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038834951456295" table:style-name="ce15">
            <text:p>70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" table:style-name="ce15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0857142857142907" table:style-name="ce15">
            <text:p>9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36" table:style-name="ce11">
            <text:p>18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98300283286098" table:style-name="ce15">
            <text:p>17</text:p>
          </table:table-cell>
          <table:table-cell office:value-type="float" office:value="353" table:style-name="ce16">
            <text:p>35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8571428571428603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30612244898" table:style-name="ce11">
            <text:p>13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2" table:style-name="ce11">
            <text:p>15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7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9" table:style-name="ce11">
            <text:p>33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375" table:style-name="ce11">
            <text:p>3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.636363636363599" table:style-name="ce11">
            <text:p>1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103</text:p>
          </table:table-cell>
          <table:table-cell office:value-type="string" table:style-name="ce10">
            <text:p>CONTROLLO DI EPISTASSI MEDIANTE CAUTERIZZAZIONE (E TAMPONAMENTO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2122</text:p>
          </table:table-cell>
          <table:table-cell office:value-type="string" table:style-name="ce10">
            <text:p>BIOPSIA DEL NA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4166666666667" table:style-name="ce11">
            <text:p>1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333333333333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30769230769202" table:style-name="ce15">
            <text:p>26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31422</text:p>
          </table:table-cell>
          <table:table-cell office:value-type="string" table:style-name="ce10">
            <text:p>LARINGOSTROB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.0555555555556" table:style-name="ce11">
            <text:p>2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0833333333333" table:style-name="ce11">
            <text:p>1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9000000000000004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2.52" table:style-name="ce11">
            <text:p>43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272727272727298" table:style-name="ce11">
            <text:p>1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9.5833333333333" table:style-name="ce11">
            <text:p>30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91525423728799" table:style-name="ce15">
            <text:p>24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7209302325581" table:style-name="ce11">
            <text:p>29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14285714285701" table:style-name="ce15">
            <text:p>2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30769230769202" table:style-name="ce15">
            <text:p>1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.9166666666666696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4.6" table:style-name="ce11">
            <text:p>3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527272727272702" table:style-name="ce15">
            <text:p>33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2.603773584905703" table:style-name="ce11">
            <text:p>43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285714285714302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205128205128203" table:style-name="ce11">
            <text:p>8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172413793103505" table:style-name="ce15">
            <text:p>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18691588785" table:style-name="ce15">
            <text:p>11</text:p>
          </table:table-cell>
          <table:table-cell office:value-type="float" office:value="107" table:style-name="ce16">
            <text:p>10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9473684210526301" table:style-name="ce11">
            <text:p>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185185185185199" table:style-name="ce15">
            <text:p>6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19205298013201" table:style-name="ce15">
            <text:p>13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7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7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41237113402101" table:style-name="ce15">
            <text:p>11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6.6666666666667" table:style-name="ce11">
            <text:p>4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505154639175" table:style-name="ce15">
            <text:p>11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36363636363601" table:style-name="ce15">
            <text:p>12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42857142857099" table:style-name="ce15">
            <text:p>1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8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842105263158" table:style-name="ce15">
            <text:p>12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6.6666666666667" table:style-name="ce11">
            <text:p>4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44736842105299" table:style-name="ce15">
            <text:p>12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42</text:p>
          </table:table-cell>
          <table:table-cell office:value-type="string" table:style-name="ce10">
            <text:p>ESAME CLINICO DELLA FUNZIONALITA' VESTIB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2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" table:style-name="ce11">
            <text:p>1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8" table:style-name="ce11">
            <text:p>4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1.272727272727295" table:style-name="ce11">
            <text:p>91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3" table:style-name="ce15">
            <text:p>1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933333333333302" table:style-name="ce15">
            <text:p>3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.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714285714285701" table:style-name="ce15">
            <text:p>5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125" table:style-name="ce15">
            <text:p>6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33333333333303" table:style-name="ce15">
            <text:p>3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6875" table:style-name="ce11">
            <text:p>9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6875" table:style-name="ce11">
            <text:p>9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0.34065934065899" table:style-name="ce15">
            <text:p>200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5" table:style-name="ce11">
            <text:p>5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735955056179797" table:style-name="ce15">
            <text:p>48</text:p>
          </table:table-cell>
          <table:table-cell office:value-type="float" office:value="178" table:style-name="ce16">
            <text:p>17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7" table:style-name="ce15">
            <text:p>2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9.363636363636" table:style-name="ce15">
            <text:p>169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36" table:style-name="ce15">
            <text:p>4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9" table:style-name="ce11">
            <text:p>17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" table:style-name="ce15">
            <text:p>3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54" table:style-name="ce11">
            <text:p>15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2.78181818181801" table:style-name="ce15">
            <text:p>173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8645833333333" table:style-name="ce15">
            <text:p>32</text:p>
          </table:table-cell>
          <table:table-cell office:value-type="float" office:value="96" table:style-name="ce16">
            <text:p>9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1.25" table:style-name="ce11">
            <text:p>13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818181818181799" table:style-name="ce15">
            <text:p>3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6666666666667" table:style-name="ce11">
            <text:p>3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5" table:style-name="ce11">
            <text:p>2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619047619047599" table:style-name="ce15">
            <text:p>27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5.21428571428601" table:style-name="ce11">
            <text:p>20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1666666666667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25" table:style-name="ce15">
            <text:p>2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29411764705898" table:style-name="ce15">
            <text:p>26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4.30000000000001" table:style-name="ce11">
            <text:p>14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3333333333333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5" table:style-name="ce11">
            <text:p>7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5.28571428571399" table:style-name="ce11">
            <text:p>20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23529411764699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9.8" table:style-name="ce11">
            <text:p>20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.4444444444444" table:style-name="ce11">
            <text:p>3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7.5" table:style-name="ce11">
            <text:p>2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3" table:style-name="ce15">
            <text:p>24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3.505747126437" table:style-name="ce15">
            <text:p>154</text:p>
          </table:table-cell>
          <table:table-cell office:value-type="float" office:value="87" table:style-name="ce16">
            <text:p>8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275229357798203" table:style-name="ce15">
            <text:p>56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4" table:style-name="ce11">
            <text:p>1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.363636363636402" table:style-name="ce15">
            <text:p>4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785714285714306" table:style-name="ce15">
            <text:p>8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307692307692299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63636363636401" table:style-name="ce15">
            <text:p>15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2.5" table:style-name="ce15">
            <text:p>24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8333333333333" table:style-name="ce11">
            <text:p>3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sichiatria</text:p>
          </table:table-cell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25.285714285714299" table:style-name="ce11">
            <text:p>2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6666666666667" table:style-name="ce15">
            <text:p>27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75" table:style-name="ce11">
            <text:p>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25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7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0909090909090899" table:style-name="ce15">
            <text:p>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25" table:style-name="ce11">
            <text:p>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22222222222219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25" table:style-name="ce15">
            <text:p>1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399999999999999" table:style-name="ce11">
            <text:p>1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7</text:p>
          </table:table-cell>
          <table:table-cell office:value-type="string" table:style-name="ce10">
            <text:p>TOMOGRAFIA COMPUTERIZZATA (TC)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8571428571428603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14285714285699" table:style-name="ce15">
            <text:p>1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44" table:style-name="ce11">
            <text:p>14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88888888888899" table:style-name="ce15">
            <text:p>13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78640776698999" table:style-name="ce15">
            <text:p>14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9166666666667" table:style-name="ce11">
            <text:p>1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07692307692299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2758620689655" table:style-name="ce11">
            <text:p>15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161</text:p>
          </table:table-cell>
          <table:table-cell office:value-type="string" table:style-name="ce10">
            <text:p>ALTRA RADIOGRAFIA DI OSSA DELLA FACC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1666666666667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8333333333333299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.2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71428571428601" table:style-name="ce15">
            <text:p>1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3913043478261" table:style-name="ce11">
            <text:p>13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3.4285714285714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7.5833333333333" table:style-name="ce11">
            <text:p>1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8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111111111111" table:style-name="ce15">
            <text:p>2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" table:style-name="ce15">
            <text:p>1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66666666666699" table:style-name="ce15">
            <text:p>1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1.3333333333333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80645161290301" table:style-name="ce15">
            <text:p>1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63934426229501" table:style-name="ce15">
            <text:p>14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8888888888889" table:style-name="ce11">
            <text:p>1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67441860465102" table:style-name="ce15">
            <text:p>23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8000000000000007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1.777777777778" table:style-name="ce15">
            <text:p>11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0.138138138138" table:style-name="ce15">
            <text:p>160</text:p>
          </table:table-cell>
          <table:table-cell office:value-type="float" office:value="333" table:style-name="ce16">
            <text:p>33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5" table:style-name="ce11">
            <text:p>1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4.666666666667" table:style-name="ce11">
            <text:p>235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7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93548387096801" table:style-name="ce15">
            <text:p>19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125" table:style-name="ce15">
            <text:p>3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7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13043478260899" table:style-name="ce15">
            <text:p>2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0769230769230802" table:style-name="ce11">
            <text:p>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45454545454501" table:style-name="ce15">
            <text:p>1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1875" table:style-name="ce15">
            <text:p>4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555555555555598" table:style-name="ce11">
            <text:p>6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4285714285714297" table:style-name="ce15">
            <text:p>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611111111111107" table:style-name="ce15">
            <text:p>9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5" table:style-name="ce15">
            <text:p>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99999999999999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6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4" table:style-name="ce15">
            <text:p>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1875" table:style-name="ce15">
            <text:p>17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6666666666667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71875" table:style-name="ce15">
            <text:p>13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62</text:p>
          </table:table-cell>
          <table:table-cell office:value-type="string" table:style-name="ce10">
            <text:p>RADIOGRAFIA <text:s/>DEL TRATTO GASTROINTESTINAL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428571428571402" table:style-name="ce11">
            <text:p>4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77</text:p>
          </table:table-cell>
          <table:table-cell office:value-type="string" table:style-name="ce10">
            <text:p>CIST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87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5" table:style-name="ce11">
            <text:p>4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71428571428571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61538461538501" table:style-name="ce15">
            <text:p>1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571428571428598" table:style-name="ce15">
            <text:p>3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571428571428603" table:style-name="ce11">
            <text:p>6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4285714285714297" table:style-name="ce15">
            <text:p>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" table:style-name="ce15">
            <text:p>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3333333333333299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2" table:style-name="ce15">
            <text:p>2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36363636363601" table:style-name="ce15">
            <text:p>2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61538461538501" table:style-name="ce15">
            <text:p>1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173913043478" table:style-name="ce15">
            <text:p>1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4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6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96969696969699" table:style-name="ce15">
            <text:p>1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9166666666667" table:style-name="ce11">
            <text:p>1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086956521739" table:style-name="ce15">
            <text:p>13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38461538461501" table:style-name="ce15">
            <text:p>1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.6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555555555556" table:style-name="ce15">
            <text:p>15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4444444444444" table:style-name="ce15">
            <text:p>10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8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8" table:style-name="ce15">
            <text:p>1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8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" table:style-name="ce15">
            <text:p>1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.6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4" table:style-name="ce15">
            <text:p>1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" table:style-name="ce15">
            <text:p>13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913043478261" table:style-name="ce15">
            <text:p>14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7777777777777799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714285714285699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4" table:style-name="ce15">
            <text:p>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1.2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888888888889" table:style-name="ce15">
            <text:p>2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9838709677419" table:style-name="ce11">
            <text:p>15</text:p>
          </table:table-cell>
          <table:table-cell office:value-type="float" office:value="62" table:style-name="ce12">
            <text:p>6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95652173913" table:style-name="ce15">
            <text:p>1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99999999999999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53846153846199" table:style-name="ce15">
            <text:p>15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111111111111" table:style-name="ce15">
            <text:p>11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222222222222" table:style-name="ce15">
            <text:p>1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6" table:style-name="ce11">
            <text:p>15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977777777777799" table:style-name="ce11">
            <text:p>14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428571428571402" table:style-name="ce11">
            <text:p>3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166666666667" table:style-name="ce15">
            <text:p>15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714285714285701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7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388</text:p>
          </table:table-cell>
          <table:table-cell office:value-type="string" table:style-name="ce10">
            <text:p>ARTRO TC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84375" table:style-name="ce15">
            <text:p>7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75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36363636363601" table:style-name="ce15">
            <text:p>1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.714285714285701" table:style-name="ce11">
            <text:p>5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102941176470601" table:style-name="ce15">
            <text:p>47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85" table:style-name="ce15">
            <text:p>7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3333333333333" table:style-name="ce15">
            <text:p>3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085714285714303" table:style-name="ce15">
            <text:p>56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19354838709701" table:style-name="ce15">
            <text:p>18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0833333333333" table:style-name="ce15">
            <text:p>5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7.833333333333" table:style-name="ce15">
            <text:p>13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7.110367892977" table:style-name="ce15">
            <text:p>177</text:p>
          </table:table-cell>
          <table:table-cell office:value-type="float" office:value="299" table:style-name="ce16">
            <text:p>29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7.727272727273" table:style-name="ce15">
            <text:p>14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8888888888889" table:style-name="ce15">
            <text:p>7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4" table:style-name="ce15">
            <text:p>5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888888888889" table:style-name="ce15">
            <text:p>1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066666666666698" table:style-name="ce15">
            <text:p>60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3.1" table:style-name="ce15">
            <text:p>9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454545454545499" table:style-name="ce15">
            <text:p>1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" table:style-name="ce15">
            <text:p>5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1111111111111" table:style-name="ce11">
            <text:p>4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5.571428571428598" table:style-name="ce11">
            <text:p>5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2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125" table:style-name="ce15">
            <text:p>6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7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6" table:style-name="ce11">
            <text:p>8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3157894736842106" table:style-name="ce11">
            <text:p>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75" table:style-name="ce15">
            <text:p>11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814814814814795" table:style-name="ce15">
            <text:p>72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888888888889" table:style-name="ce15">
            <text:p>1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14285714285699" table:style-name="ce15">
            <text:p>16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2631578947368" table:style-name="ce15">
            <text:p>5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285714285714299" table:style-name="ce15">
            <text:p>3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84" table:style-name="ce15">
            <text:p>55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511627906977" table:style-name="ce15">
            <text:p>12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4545454545454604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1666666666667" table:style-name="ce15">
            <text:p>4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86" table:style-name="ce15">
            <text:p>43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1428571428571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4.4" table:style-name="ce11">
            <text:p>5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9.5" table:style-name="ce11">
            <text:p>9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4" table:style-name="ce15">
            <text:p>10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636363636363598" table:style-name="ce15">
            <text:p>5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9090909090909101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5" table:style-name="ce15">
            <text:p>5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617647058823501" table:style-name="ce15">
            <text:p>59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6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6666666666667" table:style-name="ce15">
            <text:p>6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14285714285701" table:style-name="ce15">
            <text:p>2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2.4" table:style-name="ce11">
            <text:p>6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804347826087003" table:style-name="ce15">
            <text:p>62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333333333333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8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2" table:style-name="ce15">
            <text:p>9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" table:style-name="ce15">
            <text:p>7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2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6666666666667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1333333333333293" table:style-name="ce11">
            <text:p>9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631578947368" table:style-name="ce15">
            <text:p>2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235294117647101" table:style-name="ce15">
            <text:p>30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666666666667" table:style-name="ce15">
            <text:p>3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" table:style-name="ce15">
            <text:p>4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2.6666666666667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5.25" table:style-name="ce11">
            <text:p>5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3" table:style-name="ce11">
            <text:p>9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8888888888888902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11764705882399" table:style-name="ce15">
            <text:p>1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7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5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153846153846203" table:style-name="ce15">
            <text:p>3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7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9090909090909101" table:style-name="ce15">
            <text:p>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" table:style-name="ce15">
            <text:p>1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4" table:style-name="ce15">
            <text:p>3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78260869565201" table:style-name="ce15">
            <text:p>2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1176470588235308" table:style-name="ce11">
            <text:p>9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18181818181801" table:style-name="ce15">
            <text:p>1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" table:style-name="ce15">
            <text:p>12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3</text:p>
          </table:table-cell>
          <table:table-cell office:value-type="string" table:style-name="ce10">
            <text:p>RISONANZA MAGNETICA NUCLEARE (RM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333333333333304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4285714285714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6</text:p>
          </table:table-cell>
          <table:table-cell office:value-type="string" table:style-name="ce10">
            <text:p>RISONANZA MAGNETICA NUCLEARE (RM)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87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2</text:p>
          </table:table-cell>
          <table:table-cell office:value-type="string" table:style-name="ce10">
            <text:p>RISONANZA MAGNETICA NUCLEARE (RM) DEL TORA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21</text:p>
          </table:table-cell>
          <table:table-cell office:value-type="string" table:style-name="ce10">
            <text:p>RISONANZA MAGNETICA NUCLEARE (RM) DEL TORAC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27</text:p>
          </table:table-cell>
          <table:table-cell office:value-type="string" table:style-name="ce10">
            <text:p>RISONANZA MAGNETICA NUCLEARE (RM) DELLA MAMMELLA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0909090909090899" table:style-name="ce15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28571428571429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2" table:style-name="ce15">
            <text:p>2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03703703703699" table:style-name="ce15">
            <text:p>27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8571428571429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25" table:style-name="ce15">
            <text:p>15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400000000000000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7333333333333298" table:style-name="ce11">
            <text:p>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6666666666667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85185185185201" table:style-name="ce15">
            <text:p>2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2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7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210526315789505" table:style-name="ce15">
            <text:p>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428571428571" table:style-name="ce15">
            <text:p>1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833333333333" table:style-name="ce15">
            <text:p>12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4845360824742304" table:style-name="ce15">
            <text:p>5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Radioterap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147058823529399" table:style-name="ce11">
            <text:p>21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M</text:p>
          </table:table-cell>
          <table:table-cell office:value-type="string" table:style-name="ce10">
            <text:p>VISITA RADIOTERAP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9.00632911392401" table:style-name="ce11">
            <text:p>169</text:p>
          </table:table-cell>
          <table:table-cell office:value-type="float" office:value="158" table:style-name="ce12">
            <text:p>15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8.4" table:style-name="ce11">
            <text:p>11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C1</text:p>
          </table:table-cell>
          <table:table-cell office:value-type="string" table:style-name="ce10">
            <text:p>PRIMA VISITA DI RAD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621621621622" table:style-name="ce15">
            <text:p>14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45</text:p>
          </table:table-cell>
          <table:table-cell office:value-type="string" table:style-name="ce10">
            <text:p>TELETERAPIA CON ACCELERATORE LINEARE CON CAMPI MULTIPLI O DI MOVIMENTO, TECNICHE 3D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2565789473684" table:style-name="ce11">
            <text:p>11</text:p>
          </table:table-cell>
          <table:table-cell office:value-type="float" office:value="152" table:style-name="ce12">
            <text:p>15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46</text:p>
          </table:table-cell>
          <table:table-cell office:value-type="string" table:style-name="ce10">
            <text:p>TELETERAPIA CON ACCELERATORE LINEARE CON CAMPI MULTIPLI O DI MOVIMENTO, TECNICHE CON MODULAZIONE DI INTENS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783699059561101" table:style-name="ce11">
            <text:p>28</text:p>
          </table:table-cell>
          <table:table-cell office:value-type="float" office:value="319" table:style-name="ce12">
            <text:p>319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47</text:p>
          </table:table-cell>
          <table:table-cell office:value-type="string" table:style-name="ce10">
            <text:p>RADIOTERAPIA STEREOTASSICA UNICA <text:s/>O PRIMA SEDU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48</text:p>
          </table:table-cell>
          <table:table-cell office:value-type="string" table:style-name="ce10">
            <text:p>RADIOTERAPIA STEREOTASSICA SEDUTE SUCESSIVE ALLA PRI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75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7</text:p>
          </table:table-cell>
          <table:table-cell office:value-type="string" table:style-name="ce10">
            <text:p>SCHERMATURA PERSONALIZZ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878980891719699" table:style-name="ce11">
            <text:p>25</text:p>
          </table:table-cell>
          <table:table-cell office:value-type="float" office:value="157" table:style-name="ce12">
            <text:p>15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8</text:p>
          </table:table-cell>
          <table:table-cell office:value-type="string" table:style-name="ce10">
            <text:p>SISTEMA DI IMMOBILIZZAZIONE PERSONALIZZA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6666666666667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B</text:p>
          </table:table-cell>
          <table:table-cell office:value-type="string" table:style-name="ce10">
            <text:p>STUDIO FISICO-DOSIMETRICO 3D CON ELABORATORE SU SCANSIONI TC DI "ELEVATA COMPLESSITA'"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5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C</text:p>
          </table:table-cell>
          <table:table-cell office:value-type="string" table:style-name="ce10">
            <text:p>STUDIO FISICO-DOSIMETRICO CON ELABORATORE SU SCANSIONI TC IN MODALITA'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F</text:p>
          </table:table-cell>
          <table:table-cell office:value-type="string" table:style-name="ce10">
            <text:p>DEFINIZIONE DEL VOLUME BERSAGLIO E DEGLI ORGANI A RISCHIO PER TECNICHE 3D E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G</text:p>
          </table:table-cell>
          <table:table-cell office:value-type="string" table:style-name="ce10">
            <text:p>CONTROLLO DEL SET UP INIZIALE PER PRIMA SEDUTA, CONTROLLO PORTALE E/O DELLA RIPETIBILITA' DEL SET UP DEL PAZI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052380952381" table:style-name="ce11">
            <text:p>25</text:p>
          </table:table-cell>
          <table:table-cell office:value-type="float" office:value="210" table:style-name="ce12">
            <text:p>2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H</text:p>
          </table:table-cell>
          <table:table-cell office:value-type="string" table:style-name="ce10">
            <text:p>RADIOTERAPIA CON GATING RESPIRATOR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J</text:p>
          </table:table-cell>
          <table:table-cell office:value-type="string" table:style-name="ce10">
            <text:p>RADIOTERAPIA GUIDATA DA IMMAGINI [IGRT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297101449275399" table:style-name="ce11">
            <text:p>21</text:p>
          </table:table-cell>
          <table:table-cell office:value-type="float" office:value="138" table:style-name="ce12">
            <text:p>13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229L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75" table:style-name="ce11">
            <text:p>5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0555555555555607" table:style-name="ce15">
            <text:p>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8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06666666666667" table:style-name="ce15">
            <text:p>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8" table:style-name="ce11">
            <text:p>8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129" table:style-name="ce12">
            <text:p>12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11.2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222222222222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1666666666666696" table:style-name="ce15">
            <text:p>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9487179487179507" table:style-name="ce15">
            <text:p>9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555555555555598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7619047619048" table:style-name="ce15">
            <text:p>1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67088607594901" table:style-name="ce15">
            <text:p>19</text:p>
          </table:table-cell>
          <table:table-cell office:value-type="float" office:value="158" table:style-name="ce16">
            <text:p>158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41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8.8571428571428594" table:style-name="ce11">
            <text:p>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3684210526315801" table:style-name="ce11">
            <text:p>3</text:p>
          </table:table-cell>
          <table:table-cell office:value-type="float" office:value="38" table:style-name="ce12">
            <text:p>3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6" table:style-name="ce11">
            <text:p>2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.951219512195099" table:style-name="ce11">
            <text:p>19</text:p>
          </table:table-cell>
          <table:table-cell office:value-type="float" office:value="123" table:style-name="ce12">
            <text:p>12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96" table:style-name="ce11">
            <text:p>23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.133333333333297" table:style-name="ce11">
            <text:p>37</text:p>
          </table:table-cell>
          <table:table-cell office:value-type="float" office:value="150" table:style-name="ce12">
            <text:p>15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8.4666666666666703" table:style-name="ce11">
            <text:p>8</text:p>
          </table:table-cell>
          <table:table-cell office:value-type="float" office:value="150" table:style-name="ce12">
            <text:p>15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3888888888888902" table:style-name="ce11">
            <text:p>3</text:p>
          </table:table-cell>
          <table:table-cell office:value-type="float" office:value="180" table:style-name="ce12">
            <text:p>18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75" table:style-name="ce11">
            <text:p>18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" table:style-name="ce11">
            <text:p>59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020202020201999" table:style-name="ce11">
            <text:p>15</text:p>
          </table:table-cell>
          <table:table-cell office:value-type="float" office:value="965" table:style-name="ce12">
            <text:p>96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2" table:style-name="ce11">
            <text:p>43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1034482758621" table:style-name="ce11">
            <text:p>13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6.9230769230769198" table:style-name="ce11">
            <text:p>7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3888888888888902" table:style-name="ce11">
            <text:p>3</text:p>
          </table:table-cell>
          <table:table-cell office:value-type="float" office:value="180" table:style-name="ce12">
            <text:p>18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25" table:style-name="ce11">
            <text:p>4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75" table:style-name="ce11">
            <text:p>18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5" table:style-name="ce11">
            <text:p>47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105263157894701" table:style-name="ce11">
            <text:p>17</text:p>
          </table:table-cell>
          <table:table-cell office:value-type="float" office:value="945" table:style-name="ce12">
            <text:p>94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.8333333333333304" table:style-name="ce11">
            <text:p>6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3793103448275907" table:style-name="ce11">
            <text:p>9</text:p>
          </table:table-cell>
          <table:table-cell office:value-type="float" office:value="285" table:style-name="ce12">
            <text:p>28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2.966666666666701" table:style-name="ce11">
            <text:p>13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.266666666666701" table:style-name="ce11">
            <text:p>5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869047619047601" table:style-name="ce11">
            <text:p>12</text:p>
          </table:table-cell>
          <table:table-cell office:value-type="float" office:value="168" table:style-name="ce12">
            <text:p>16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0555555555556" table:style-name="ce11">
            <text:p>31</text:p>
          </table:table-cell>
          <table:table-cell office:value-type="float" office:value="72" table:style-name="ce12">
            <text:p>72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3</text:p>
          </table:table-cell>
          <table:table-cell office:value-type="string" table:style-name="ce10">
            <text:p>PRESSOTERAPIA O PRESSO-DEPRESSOTERAPIA INTERMITTEN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7777777777777803" table:style-name="ce11">
            <text:p>5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5.307692307692299" table:style-name="ce11">
            <text:p>35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119047619047599" table:style-name="ce11">
            <text:p>27</text:p>
          </table:table-cell>
          <table:table-cell office:value-type="float" office:value="420" table:style-name="ce12">
            <text:p>42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7</text:p>
          </table:table-cell>
          <table:table-cell office:value-type="string" table:style-name="ce10">
            <text:p>ELETTROTERAPIA DI MUSCOLI NORMO O DENERVATI DI ALTRI DISTRET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25" table:style-name="ce11">
            <text:p>11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3076923076923102" table:style-name="ce11">
            <text:p>3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0.071428571428598" table:style-name="ce11">
            <text:p>40</text:p>
          </table:table-cell>
          <table:table-cell office:value-type="float" office:value="140" table:style-name="ce12">
            <text:p>14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487804878048799" table:style-name="ce11">
            <text:p>23</text:p>
          </table:table-cell>
          <table:table-cell office:value-type="float" office:value="410" table:style-name="ce12">
            <text:p>41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161764705882401" table:style-name="ce11">
            <text:p>17</text:p>
          </table:table-cell>
          <table:table-cell office:value-type="float" office:value="68" table:style-name="ce12">
            <text:p>6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7.076923076923102" table:style-name="ce11">
            <text:p>5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3.6" table:style-name="ce11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677966101694899" table:style-name="ce15">
            <text:p>9</text:p>
          </table:table-cell>
          <table:table-cell office:value-type="float" office:value="295" table:style-name="ce16">
            <text:p>29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5223880597014903" table:style-name="ce11">
            <text:p>6</text:p>
          </table:table-cell>
          <table:table-cell office:value-type="float" office:value="134" table:style-name="ce12">
            <text:p>13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9" table:style-name="ce11">
            <text:p>6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911242603550299" table:style-name="ce11">
            <text:p>17</text:p>
          </table:table-cell>
          <table:table-cell office:value-type="float" office:value="338" table:style-name="ce12">
            <text:p>33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Urologia</text:p>
          </table:table-cell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8.059701492537" table:style-name="ce11">
            <text:p>118</text:p>
          </table:table-cell>
          <table:table-cell office:value-type="float" office:value="67" table:style-name="ce12">
            <text:p>6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200000000000003" table:style-name="ce11">
            <text:p>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038834951456298" table:style-name="ce11">
            <text:p>29</text:p>
          </table:table-cell>
          <table:table-cell office:value-type="float" office:value="103" table:style-name="ce12">
            <text:p>10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58601</text:p>
          </table:table-cell>
          <table:table-cell office:value-type="string" table:style-name="ce10">
            <text:p>DILATAZIONE URET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2" table:style-name="ce11">
            <text:p>9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.4" table:style-name="ce11">
            <text:p>38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4.4" table:style-name="ce11">
            <text:p>4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491228070175" table:style-name="ce15">
            <text:p>1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2" table:style-name="ce11">
            <text:p>9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2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9375" table:style-name="ce15">
            <text:p>10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3.3" table:style-name="ce11">
            <text:p>6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3.625" table:style-name="ce11">
            <text:p>2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4.1875" table:style-name="ce11">
            <text:p>74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7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4.3" table:style-name="ce11">
            <text:p>6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8.776699029126206" table:style-name="ce15">
            <text:p>69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040540540540498" table:style-name="ce15">
            <text:p>51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823529411764703" table:style-name="ce11">
            <text:p>3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1" table:style-name="ce11">
            <text:p>7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7777777777778" table:style-name="ce15">
            <text:p>8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53125" table:style-name="ce15">
            <text:p>45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71428571428598" table:style-name="ce15">
            <text:p>41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" table:style-name="ce15">
            <text:p>2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" table:style-name="ce15">
            <text:p>4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111111111111" table:style-name="ce15">
            <text:p>2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7.4" table:style-name="ce11">
            <text:p>4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833333333333304" table:style-name="ce15">
            <text:p>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6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894736842105301" table:style-name="ce11">
            <text:p>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769230769230798" table:style-name="ce15">
            <text:p>1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" table:style-name="ce15">
            <text:p>18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6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6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.0597014925373" table:style-name="ce11">
            <text:p>41</text:p>
          </table:table-cell>
          <table:table-cell office:value-type="float" office:value="67" table:style-name="ce12">
            <text:p>67</text:p>
          </table:table-cell>
          <table:table-cell table:number-columns-repeated="16377"/>
        </table:table-row>
        <table:table-row table:style-name="ro6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3.338171124400233" table:style-name="ce19">
            <text:p>23</text:p>
          </table:table-cell>
          <table:table-cell office:value-type="float" office:value="36453" table:style-name="ce20">
            <text:p>36453</text:p>
          </table:table-cell>
          <table:table-cell table:number-columns-repeated="16377"/>
        </table:table-row>
        <table:table-row table:number-rows-repeated="104690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adriano.varotto</dc:creator>
    <meta:creation-date>2021-06-22T13:04:43Z</meta:creation-date>
    <dc:date>2021-06-22T14:21:18Z</dc:date>
  </office:meta>
</office:document-meta>
</file>